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ent-style-name="UrbanBody">
      <style:paragraph-properties fo:text-align="end" style:justify-single-word="false"/>
    </style:style>
    <style:style style:name="P4" style:family="paragraph" style:parent-style-name="UrbanBody">
      <style:text-properties style:font-name="Times New Roman1" fo:font-size="12pt" style:font-size-asian="12pt" style:font-size-complex="12pt"/>
    </style:style>
    <style:style style:name="P5" style:family="paragraph" style:parent-style-name="Standard">
      <style:text-properties style:text-underline-style="none" fo:font-weight="normal" style:font-weight-asian="normal" style:font-weight-complex="normal"/>
    </style:style>
    <style:style style:name="P6" style:family="paragraph" style:parent-style-name="UrbanBody" style:list-style-name="L1"/>
    <style:style style:name="P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bold" style:font-weight-asian="bold" style:font-weight-complex="bold"/>
    </style:style>
    <style:style style:name="T4" style:family="text">
      <style:text-properties style:font-name="Times New Roman1" fo:font-size="12pt" style:font-size-asian="12pt" style:font-size-complex="12pt"/>
    </style:style>
    <style:style style:name="T5" style:family="text">
      <style:text-properties style:font-name-complex="Arial"/>
    </style:style>
    <style:style style:name="T6"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7"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8"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ragraph" style:horizontal-pos="from-left" style:horizontal-rel="paragraph" fo:padding="0cm" fo:border="none" style:shadow="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Cadre2" text:anchor-type="paragraph" svg:x="0cm" svg:y="0cm" svg:width="7.128cm" draw:z-index="0"><draw:text-box fo:min-height="5.226cm"><text:p text:style-name="P2"><office:annotation><dc:creator>Gauthier Bastien</dc:creator><dc:date>2011-01-13T14:56:41</dc:date><text:p text:style-name="P7"><text:span text:style-name="T6">do text</text:span></text:p><text:p text:style-name="P7"><text:span text:style-name="T6">from document(at=header, format='odt')</text:span></text:p></office:annotation><text:span text:style-name="T2">Import depuis header.odt</text:span></text:p></draw:text-box></draw:frame><text:text-input text:description="Date">urbanEventObj.getFormattedDate(withCityNamePrefix=True)</text:text-input></text:p>
      <text:p text:style-name="UrbanBody"/>
      <text:p text:style-name="UrbanBody"/>
      <text:p text:style-name="UrbanBody"/>
      <text:p text:style-name="UrbanBody"><draw:frame draw:style-name="fr2" draw:name="Cadre1" text:anchor-type="paragraph" svg:x="7.909cm" svg:y="0.27cm" svg:width="8.849cm" svg:height="2.979cm" draw:z-index="1"><draw:text-box><text:p text:style-name="Frame_20_contents">[ADRESSE RÉCLAMANT(S)]</text:p><text:h text:style-name="Heading_20_2" text:outline-level="2">RECOMMANDE</text:h><text:p text:style-name="P5"/></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Transmis de la décision concernant un permis d'urbanisation</text:p>
      <text:p text:style-name="UrbanBody"/>
      <text:p text:style-name="UrbanBody"><text:span text:style-name="T4"><office:annotation><dc:creator>Gauthier Bastien</dc:creator><dc:date>2011-01-13T14:56:41</dc:date><text:p text:style-name="P7"><text:span text:style-name="T6">do text</text:span></text:p><text:p text:style-name="P7"><text:span text:style-name="T6">from document(at=reference, format='odt')</text:span></text:p></office:annotation></text:span>Import depuis reference.odt</text:p>
      <text:p text:style-name="UrbanBody"/>
      <text:p text:style-name="UrbanBody"><office:annotation><dc:creator>Gauthier Bastien</dc:creator><dc:date>2011-02-16T16:12:24</dc:date><text:p text:style-name="P7"><text:span text:style-name="T8">do text if len(self.getApplicants()) &gt; 1</text:span></text:p></office:annotation><text:span text:style-name="T3">Demandeurs :</text:span> <text:text-input text:description="Demandeurs">self.getApplicantsSignaletic()</text:text-input></text:p>
      <text:p text:style-name="UrbanBody"><office:annotation><dc:creator>Gauthier Bastien</dc:creator><dc:date>2011-02-16T16:13:21</dc:date><text:p text:style-name="P7"><text:span text:style-name="T7">do text if not len(self.getApplicants()) &gt; 1</text:span></text:p></office:annotation><text:span text:style-name="T3">Demandeur :</text:span> <text:text-input text:description="Demandeurs">self.getApplicantsSignaletic()</text:text-input></text:p>
      <text:p text:style-name="UrbanBody"><text:span text:style-name="T3">Objet :</text:span> <text:text-input text:description="Objet des travaux">self.getLicenceSubject()</text:text-input></text:p>
      <text:p text:style-name="UrbanBody"><text:span text:style-name="T3">Situation :</text:span> <text:text-input text:description="Situation des travaux">self.getWorkLocationSignaletic()</text:text-input></text:p>
      <text:p text:style-name="UrbanBody"><text:span text:style-name="T3">Référence cadastrale</text:span> : <text:text-input text:description="Parcelles">self.getPortionOutsText()</text:text-input></text:p>
      <text:p text:style-name="UrbanBody"/>
      <text:p text:style-name="UrbanBody"/>
      <text:p text:style-name="UrbanBody">[TITRE(S) ET NOM(S) RÉCLAMANT(S)]</text:p>
      <text:p text:style-name="UrbanBody"/>
      <text:p text:style-name="P4"><text:span text:style-name="T5"><office:annotation><dc:creator>Gauthier Bastien</dc:creator><dc:date>2011-02-16T16:12:24</dc:date><text:p text:style-name="P7"><text:span text:style-name="T8">do text if self.getLastWalloonRegionOpinionRequest().getDecision() == 'favorable'</text:span></text:p></office:annotation></text:span><text:span text:style-name="T5">Nous avons l’honneur de porter à votre connaissance que le Service Public de Wallonie, a, en date du </text:span><text:span text:style-name="T5"><text:text-input text:description="Demandeurs">tool.formatDate(self.getLastWalloonRegionOpinionRequest().getDecisionDate())</text:text-input></text:span><text:span text:style-name="T5"> octroyé à </text:span><text:span text:style-name="T5"><text:text-input text:description="Demandeurs">self.getApplicantsSignaletic()</text:text-input></text:span><text:span text:style-name="T5"> un permis d’urbanisation ayant pour objet </text:span><text:span text:style-name="T5"><text:text-input text:description="Objet des travaux">self.getLicenceSubject()</text:text-input></text:span><text:span text:style-name="T5"> pour un bien sis </text:span><text:span text:style-name="T5"><text:text-input text:description="Situation des travaux">self.getWorkLocationSignaletic()</text:text-input></text:span><text:span text:style-name="T5">.</text:span></text:p>
      <text:p text:style-name="P4"><text:span text:style-name="T5"><office:annotation><dc:creator>Gauthier Bastien</dc:creator><dc:date>2011-02-16T16:12:24</dc:date><text:p text:style-name="P7"><text:span text:style-name="T7">do text if self.getLastWalloonRegionOpinionRequest().getDecision() == 'defavorable'</text:span></text:p></office:annotation></text:span><text:span text:style-name="T5">Nous avons l’honneur de porter à votre connaissance que le Service Public de Wallonie, a, en date du </text:span><text:span text:style-name="T5"><text:text-input text:description="Demandeurs">tool.formatDate(self.getLastWalloonRegionOpinionRequest().getDecisionDate())</text:text-input></text:span><text:span text:style-name="T5"> refusé à </text:span><text:span text:style-name="T5"><text:text-input text:description="Demandeurs">self.getApplicantsSignaletic()</text:text-input></text:span><text:span text:style-name="T5"> un permis d’urbanisation ayant pour objet </text:span><text:span text:style-name="T5"><text:text-input text:description="Objet des travaux">self.getLicenceSubject()</text:text-input></text:span><text:span text:style-name="T5"> pour un bien sis </text:span><text:span text:style-name="T5"><text:text-input text:description="Situation des travaux">self.getWorkLocationSignaletic()</text:text-input></text:span><text:span text:style-name="T5">.</text:span></text:p>
      <text:p text:style-name="UrbanBody"/>
      <text:p text:style-name="UrbanBody">Nous vous indiquons qu’un recours au Conseil d’Etat( rue de la Science 33 à 1040 Bruxelles) vous est ouvert, par requête signée par vous même ou par un avocat inscrit au tableau de l’ordre, sur la liste des stagiaires, ainsi que selon les dispositions du Code judiciaire, par un ressortissant d’un Etat membre de l’Union Européenne qui est habilité à exercer la profession d’avocat, dans un délai de 60 jours à compter de la notification de la présente décision.</text:p>
      <text:p text:style-name="UrbanBody">La requête doit être envoyée au Conseil d’Etat, par lettre recommandée à la poste.</text:p>
      <text:p text:style-name="UrbanBody">La requête est datée et contient en application de l’article 1er du règlement de procédure :</text:p>
      <text:list xml:id="list2157599272" text:style-name="L1">
        <text:list-item>
          <text:p text:style-name="P6">Les nom, qualité ou siège de la partie requérante ;</text:p>
        </text:list-item>
        <text:list-item>
          <text:p text:style-name="P6">L’objet de la demande ou du recours et un exposé des faits et des moyens ;</text:p>
        </text:list-item>
        <text:list-item>
          <text:p text:style-name="P6">Les nom, demeure ou siège de la partie adverse.</text:p>
        </text:list-item>
      </text:list>
      <text:p text:style-name="UrbanBody">Par ailleurs, aux termes de l’article 85 du règlement de procédure, trois copies certifiées conformes par le signataire doivent être jointes à la requête, outre autant d’exemplaires qu’il y a de parties adverses en cause.</text:p>
      <text:p text:style-name="UrbanBody"/>
      <text:p text:style-name="UrbanBody">Demeurant à votre disposition, nous vous prions d'agréer, [TITRE(S) ET NOM(S) RÉCLAMANT(S)], nos salutations distinguées.</text:p>
      <text:p text:style-name="UrbanBody"/>
      <text:p text:style-name="UrbanBody"><text:soft-page-break/></text:p>
      <text:p text:style-name="UrbanBody"><office:annotation><dc:creator>Gauthier Bastien</dc:creator><dc:date>2011-01-13T14:56:41</dc:date><text:p text:style-name="P7"><text:span text:style-name="T6">do text</text:span></text:p><text:p text:style-name="P7"><text:span text:style-name="T6">from document(at=signatures, format='odt')</text:span></text:p></office:annotation><text:span text:style-name="T1">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Condensed" style:font-size-asian="14pt" style:font-name-complex="DejaVu Sans Condensed"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Normal_20_centré" style:display-name="Normal centré" style:family="paragraph" style:parent-style-name="Standard">
      <style:paragraph-properties fo:margin="100%" fo:margin-left="1cm" fo:margin-right="-0.002cm" fo:text-align="justify" style:justify-single-word="false" fo:text-indent="1.75cm" style:auto-text-indent="false">
        <style:tab-stops>
          <style:tab-stop style:position="10.001cm"/>
        </style:tab-stops>
      </style:paragraph-properties>
      <style:text-properties fo:font-size="12pt" fo:language="fr" fo:country="FR" style:font-size-asian="12pt" style:language-asian="fr" style:country-asian="FR"/>
    </style:style>
    <style:style style:name="Bullet_20_Symbols" style:display-name="Bullet Symbols" style:family="text">
      <style:text-properties style:font-name="OpenSymbol" style:font-name-asian="OpenSymbol" style:font-name-complex="OpenSymbol"/>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0cm"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 </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02</meta:generator>
    <meta:creation-date>2009-07-27T10:37:25</meta:creation-date>
    <dc:date>2012-04-23T14:03:20</dc:date>
    <dc:language>fr-FR</dc:language>
    <meta:editing-cycles>146</meta:editing-cycles>
    <meta:editing-duration>P2DT7H53M26S</meta:editing-duration>
    <dc:creator>Simon Delcourt</dc:creator>
    <meta:document-statistic meta:table-count="0" meta:image-count="0" meta:object-count="0" meta:page-count="2" meta:paragraph-count="24" meta:word-count="317" meta:character-count="2324" meta:non-whitespace-character-count="2041"/>
    <meta:user-defined meta:name="Info 1"/>
    <meta:user-defined meta:name="Info 2"/>
    <meta:user-defined meta:name="Info 3"/>
    <meta:user-defined meta:name="Info 4"/>
  </office:meta>
</office:document-meta>
</file>